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22pt" fo:font-weight="normal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/>
    </style:style>
    <style:style style:name="P6" style:family="paragraph" style:parent-style-name="Standard">
      <style:paragraph-properties fo:text-align="center" style:justify-single-word="false"/>
      <style:text-properties style:font-name="Calibri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0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Calibri"/>
    </style:style>
    <style:style style:name="P11" style:family="paragraph" style:parent-style-name="Preformatted_20_Text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italic" fo:font-weight="normal" style:font-size-asian="12pt" style:font-style-asian="italic" style:font-size-complex="12pt" style:font-style-complex="italic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Calibri" fo:font-weight="bold" style:font-weight-asian="bold" style:font-weight-complex="bold"/>
    </style:style>
    <style:style style:name="P18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style:font-name="Calibri"/>
    </style:style>
    <style:style style:name="P19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style:font-name="Calibri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gaProduction</text:p>
      <text:p text:style-name="P3"/>
      <text:p text:style-name="P4">Fonctions actuelles de l'entreprise :</text:p>
      <text:p text:style-name="P4"/>
      <text:list xml:id="list6200897916410784265" text:style-name="L1">
        <text:list-item>
          <text:list>
            <text:list-item>
              <text:p text:style-name="P15">Accompagne les artistes (danseurs, musiciens, chorégraphes, compositeurs, réalisateurs, photographes) sur :</text:p>
            </text:list-item>
            <text:list-item>
              <text:p text:style-name="P18">Dates de tournées</text:p>
            </text:list-item>
            <text:list-item>
              <text:p text:style-name="P18">Gère les diffusions</text:p>
            </text:list-item>
            <text:list-item>
              <text:p text:style-name="P18">Gère leur communication</text:p>
            </text:list-item>
            <text:list-item>
              <text:p text:style-name="P18">Apporte <text:s/>un soutien en administration, diffusion, matériel, outils de travail</text:p>
            </text:list-item>
          </text:list>
        </text:list-item>
      </text:list>
      <text:p text:style-name="P4"/>
      <text:p text:style-name="P4"/>
      <text:p text:style-name="P4">Organigramme</text:p>
      <text:p text:style-name="P1"><draw:frame text:anchor-type="paragraph" draw:z-index="3" draw:style-name="gr2" draw:text-style-name="P21" svg:width="1.805cm" svg:height="0.521cm" svg:x="7.773cm" svg:y="3.69cm"><draw:text-box><text:p text:style-name="P20"><text:span text:style-name="T5">Assistante</text:span></text:p></draw:text-box></draw:frame><draw:frame text:anchor-type="paragraph" draw:z-index="2" draw:style-name="gr2" draw:text-style-name="P21" svg:width="0.989cm" svg:height="0.521cm" svg:x="8.156cm" svg:y="0.25cm"><draw:text-box><text:p text:style-name="P20"><text:span text:style-name="T5">PDG</text:span></text:p></draw:text-box></draw:frame><draw:ellipse text:anchor-type="paragraph" draw:z-index="1" draw:style-name="gr1" draw:text-style-name="P21" svg:width="4.523cm" svg:height="2.357cm" svg:x="6.403cm" svg:y="4.396cm"><text:p text:style-name="P20"><text:span text:style-name="T5">Louisa Bideau</text:span></text:p></draw:ellipse><draw:ellipse text:anchor-type="paragraph" draw:z-index="0" draw:style-name="gr1" draw:text-style-name="P21" svg:width="4.523cm" svg:height="2.357cm" svg:x="6.378cm" svg:y="0.979cm"><text:p text:style-name="P20"><text:span text:style-name="T5">Phil Mareau</text:span>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9" draw:style-name="gr2" draw:text-style-name="P21" svg:width="3.116cm" svg:height="0.521cm" svg:x="4.098cm" svg:y="0.09cm"><draw:text-box><text:p text:style-name="P20"><text:span text:style-name="T5">Pôle boutique</text:span></text:p></draw:text-box></draw:frame><draw:frame text:anchor-type="paragraph" draw:z-index="10" draw:style-name="gr2" draw:text-style-name="P21" svg:width="7.072cm" svg:height="0.521cm" svg:x="6.964cm" svg:y="0.065cm"><draw:text-box><text:p text:style-name="P20"><text:span text:style-name="T5">Pôle spectacle</text:span></text:p></draw:text-box></draw:frame><draw:frame text:anchor-type="paragraph" draw:z-index="11" draw:style-name="gr2" draw:text-style-name="P21" svg:width="2.4cm" svg:height="0.521cm" svg:x="14.307cm" svg:y="0.09cm"><draw:text-box><text:p text:style-name="P20"><text:span text:style-name="T5">Pôle casting</text:span></text:p></draw:text-box></draw:frame><draw:frame text:anchor-type="paragraph" draw:z-index="8" draw:style-name="gr2" draw:text-style-name="P21" svg:width="3.906cm" svg:height="0.521cm" svg:x="0.362cm" svg:y="0.041cm"><draw:text-box><text:p text:style-name="P20"><text:span text:style-name="T5">Pôle musique</text:span></text:p></draw:text-box></draw:frame></text:p>
      <text:p text:style-name="P1"><draw:rect text:anchor-type="paragraph" draw:z-index="5" draw:style-name="gr1" draw:text-style-name="P21" svg:width="2.35cm" svg:height="5.792cm" svg:x="4.441cm" svg:y="0.265cm"><text:p text:style-name="P20"><text:span text:style-name="T5">10% CA</text:span></text:p></draw:rect><draw:rect text:anchor-type="paragraph" draw:z-index="4" draw:style-name="gr1" draw:text-style-name="P21" svg:width="3.929cm" svg:height="5.792cm" svg:x="0.339cm" svg:y="0.24cm"><text:p text:style-name="P20"><text:span text:style-name="T5">20% CA</text:span></text:p><text:p text:style-name="P20"><text:span text:style-name="T5"/></text:p><text:p text:style-name="P20"><text:span text:style-name="T5">8 ETP</text:span></text:p><text:p text:style-name="P20"><text:span text:style-name="T5">+</text:span></text:p><text:p text:style-name="P20"><text:span text:style-name="T5">5 intermittents</text:span></text:p></draw:rect><draw:rect text:anchor-type="paragraph" draw:z-index="7" draw:style-name="gr1" draw:text-style-name="P21" svg:width="2.476cm" svg:height="5.816cm" svg:x="14.258cm" svg:y="0.265cm"><text:p text:style-name="P20"><text:span text:style-name="T5">5% CA</text:span></text:p><text:p text:style-name="P20"><text:span text:style-name="T5">15 ETP</text:span></text:p><text:p text:style-name="P20"><text:span text:style-name="T5"/></text:p><text:p text:style-name="P20"><text:span text:style-name="T6">Objectifs </text:span></text:p><text:p text:style-name="P20"><text:span text:style-name="T6">à 1 an : </text:span></text:p><text:p text:style-name="P20"><text:span text:style-name="T5">10% CA</text:span></text:p><text:p text:style-name="P20"><text:span text:style-name="T5">30 ETP</text:span></text:p></draw:rect><draw:rect text:anchor-type="paragraph" draw:z-index="6" draw:style-name="gr1" draw:text-style-name="P21" svg:width="7.07cm" svg:height="5.767cm" svg:x="6.966cm" svg:y="0.289cm"><text:p text:style-name="P20"><text:span text:style-name="T5">60% CA</text:span></text:p><text:p text:style-name="P20"><text:span text:style-name="T5">45 ETP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CA totale : 2,5M€</text:p>
      <text:p text:style-name="P1"/>
      <text:p text:style-name="P1"><text:tab/>Investissements globaux : 250K€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09:03:27.95</meta:creation-date>
    <dc:date>2014-03-03T16:22:46.39</dc:date>
    <meta:editing-duration>PT1H40M7S</meta:editing-duration>
    <meta:editing-cycles>15</meta:editing-cycles>
    <meta:generator>OpenOffice/4.0.1$Win32 OpenOffice.org_project/401m5$Build-9714</meta:generator>
    <meta:document-statistic meta:table-count="0" meta:image-count="0" meta:object-count="0" meta:page-count="1" meta:paragraph-count="10" meta:word-count="50" meta:character-count="361"/>
  </office:meta>
</office:document-meta>
</file>